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008080" draw:opacity="35%" draw:textarea-horizontal-align="justify" draw:textarea-vertical-align="middle" draw:auto-grow-height="false" draw:shadow-opacity="35%"/>
    </style:style>
    <style:style style:name="gr3" style:family="graphic" style:parent-style-name="standard">
      <style:graphic-properties svg:stroke-color="#000000" draw:fill-color="#008000" draw:opacity="35%" draw:textarea-horizontal-align="justify" draw:textarea-vertical-align="middle" draw:auto-grow-height="false" draw:shadow-opacity="35%"/>
    </style:style>
    <style:style style:name="gr4" style:family="graphic" style:parent-style-name="standard">
      <style:graphic-properties draw:fill-color="#00000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02cm" svg:stroke-color="#00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000000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4cm" fo:min-width="0cm"/>
    </style:style>
    <style:style style:name="gr11" style:family="graphic" style:parent-style-name="objectwithoutfill">
      <style:graphic-properties draw:stroke="solid" draw:stroke-dash="Ultrafine_20_Dashed" svg:stroke-width="0.914cm" svg:stroke-color="#0000ff" draw:marker-start-width="1.575cm" draw:marker-end="Arrow" draw:marker-end-width="1.676cm" svg:stroke-opacity="50%" draw:fill="none" draw:textarea-vertical-align="middle" fo:padding-top="0.581cm" fo:padding-bottom="0.581cm" fo:padding-left="0.706cm" fo:padding-right="0.706cm" draw:shadow-offset-x="0.203cm" draw:shadow-offset-y="0.203cm"/>
    </style:style>
    <style:style style:name="gr12" style:family="graphic" style:parent-style-name="objectwithoutfill">
      <style:graphic-properties draw:stroke="solid" draw:stroke-dash="Ultrafine_20_Dashed" svg:stroke-width="0.559cm" svg:stroke-color="#0000ff" draw:marker-start-width="1.041cm" draw:marker-end="Arrow" draw:marker-end-width="1.143cm" svg:stroke-opacity="50%" draw:fill="none" draw:textarea-vertical-align="middle" fo:padding-top="0.404cm" fo:padding-bottom="0.404cm" fo:padding-left="0.529cm" fo:padding-right="0.529cm" draw:shadow-offset-x="0.203cm" draw:shadow-offset-y="0.203cm"/>
    </style:style>
    <style:style style:name="gr13" style:family="graphic" style:parent-style-name="objectwithoutfill">
      <style:graphic-properties draw:stroke="solid" draw:stroke-dash="Ultrafine_20_Dashed" svg:stroke-width="0.305cm" svg:stroke-color="#0000ff" draw:marker-start-width="0.66cm" draw:marker-end="Arrow" draw:marker-end-width="0.762cm" svg:stroke-opacity="50%" draw:fill="none" draw:textarea-vertical-align="middle" fo:padding-top="0.277cm" fo:padding-bottom="0.277cm" fo:padding-left="0.402cm" fo:padding-right="0.402cm" draw:shadow-offset-x="0.203cm" draw:shadow-offset-y="0.203cm"/>
    </style:style>
    <style:style style:name="gr14" style:family="graphic" style:parent-style-name="objectwithoutfill">
      <style:graphic-properties draw:stroke="solid" draw:stroke-dash="Ultrafine_20_Dashed" svg:stroke-width="0.152cm" svg:stroke-color="#0000ff" draw:marker-start-width="0.432cm" draw:marker-end="Arrow" draw:marker-end-width="0.533cm" svg:stroke-opacity="50%" draw:fill="none" draw:textarea-vertical-align="middle" fo:padding-top="0.201cm" fo:padding-bottom="0.201cm" fo:padding-left="0.326cm" fo:padding-right="0.326cm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text-properties fo:font-family="'Courier 10 Pitch'" style:font-pitch="fixed" fo:font-size="50pt" style:font-size-asian="50pt" style:font-size-complex="50pt"/>
    </style:style>
    <style:style style:name="T1" style:family="text">
      <style:text-properties fo:font-family="'Courier 10 Pitch'" style:font-pitch="fixed"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35cm" svg:height="0.317cm" svg:x="3.81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4.445cm" svg:y="31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8.25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4.445cm" svg:y="30.4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4.445cm" svg:y="31.11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4.762cm" svg:y1="31.75cm" svg:x2="4.445cm" svg:y2="31.432cm">
              <text:p/>
            </draw:line>
            <draw:line draw:style-name="gr6" draw:text-style-name="P1" draw:layer="layout" svg:x1="5.397cm" svg:y1="31.75cm" svg:x2="5.715cm" svg:y2="31.432cm">
              <text:p/>
            </draw:line>
            <draw:line draw:style-name="gr6" draw:text-style-name="P1" draw:layer="layout" svg:x1="4.445cm" svg:y1="31.432cm" svg:x2="5.08cm" svg:y2="30.48cm">
              <text:p/>
            </draw:line>
            <draw:line draw:style-name="gr6" draw:text-style-name="P1" draw:layer="layout" svg:x1="5.715cm" svg:y1="31.432cm" svg:x2="5.08cm" svg:y2="30.48cm">
              <text:p/>
            </draw:line>
            <draw:line draw:style-name="gr6" draw:text-style-name="P1" draw:layer="layout" svg:x1="5.08cm" svg:y1="30.48cm" svg:x2="5.08cm" svg:y2="27.94cm">
              <text:p/>
            </draw:line>
          </draw:g>
        </draw:g>
        <draw:g>
          <draw:custom-shape draw:style-name="gr1" draw:text-style-name="P1" draw:layer="layout" svg:width="6.35cm" svg:height="0.317cm" svg:x="0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0.635cm" svg:y="43.8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4.44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0.635cm" svg:y="42.54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0.635cm" svg:y="43.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" draw:text-style-name="P1" draw:layer="layout" svg:x1="0.952cm" svg:y1="43.815cm" svg:x2="0.635cm" svg:y2="43.497cm">
              <text:p/>
            </draw:line>
            <draw:line draw:style-name="gr6" draw:text-style-name="P1" draw:layer="layout" svg:x1="1.587cm" svg:y1="43.815cm" svg:x2="1.905cm" svg:y2="43.497cm">
              <text:p/>
            </draw:line>
            <draw:line draw:style-name="gr6" draw:text-style-name="P1" draw:layer="layout" svg:x1="0.635cm" svg:y1="43.497cm" svg:x2="1.27cm" svg:y2="42.545cm">
              <text:p/>
            </draw:line>
            <draw:line draw:style-name="gr6" draw:text-style-name="P1" draw:layer="layout" svg:x1="1.905cm" svg:y1="43.497cm" svg:x2="1.27cm" svg:y2="42.545cm">
              <text:p/>
            </draw:line>
            <draw:line draw:style-name="gr6" draw:text-style-name="P1" draw:layer="layout" svg:x1="1.27cm" svg:y1="42.545cm" svg:x2="1.27cm" svg:y2="41.91cm">
              <text:p/>
            </draw:line>
          </draw:g>
        </draw:g>
        <draw:g>
          <draw:custom-shape draw:style-name="gr1" draw:text-style-name="P1" draw:layer="layout" svg:width="6.35cm" svg:height="0.317cm" svg:x="7.62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8.25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12.06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8.25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8.25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8.572cm" svg:y1="43.815cm" svg:x2="8.255cm" svg:y2="43.497cm">
              <text:p/>
            </draw:line>
            <draw:line draw:style-name="gr6" draw:text-style-name="P1" draw:layer="layout" svg:x1="9.207cm" svg:y1="43.815cm" svg:x2="9.525cm" svg:y2="43.497cm">
              <text:p/>
            </draw:line>
            <draw:line draw:style-name="gr6" draw:text-style-name="P1" draw:layer="layout" svg:x1="8.255cm" svg:y1="43.497cm" svg:x2="8.89cm" svg:y2="42.545cm">
              <text:p/>
            </draw:line>
            <draw:line draw:style-name="gr6" draw:text-style-name="P1" draw:layer="layout" svg:x1="9.525cm" svg:y1="43.497cm" svg:x2="8.89cm" svg:y2="42.545cm">
              <text:p/>
            </draw:line>
            <draw:line draw:style-name="gr6" draw:text-style-name="P1" draw:layer="layout" svg:x1="8.89cm" svg:y1="42.545cm" svg:x2="8.89cm" svg:y2="41.91cm">
              <text:p/>
            </draw:line>
          </draw:g>
        </draw:g>
        <draw:g>
          <draw:custom-shape draw:style-name="gr1" draw:text-style-name="P1" draw:layer="layout" svg:width="6.35cm" svg:height="0.317cm" svg:x="19.05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19.685cm" svg:y="31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23.49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21.59cm" svg:y="28.57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21.59cm" svg:y="29.21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21.907cm" svg:y1="29.845cm" svg:x2="21.59cm" svg:y2="29.527cm">
              <text:p/>
            </draw:line>
            <draw:line draw:style-name="gr6" draw:text-style-name="P1" draw:layer="layout" svg:x1="22.542cm" svg:y1="29.845cm" svg:x2="22.86cm" svg:y2="29.527cm">
              <text:p/>
            </draw:line>
            <draw:line draw:style-name="gr6" draw:text-style-name="P1" draw:layer="layout" svg:x1="21.59cm" svg:y1="29.527cm" svg:x2="22.225cm" svg:y2="28.575cm">
              <text:p/>
            </draw:line>
            <draw:line draw:style-name="gr6" draw:text-style-name="P1" draw:layer="layout" svg:x1="22.86cm" svg:y1="29.527cm" svg:x2="22.225cm" svg:y2="28.575cm">
              <text:p/>
            </draw:line>
            <draw:line draw:style-name="gr6" draw:text-style-name="P1" draw:layer="layout" svg:x1="22.225cm" svg:y1="28.575cm" svg:x2="22.225cm" svg:y2="27.94cm">
              <text:p/>
            </draw:line>
          </draw:g>
        </draw:g>
        <draw:g>
          <draw:custom-shape draw:style-name="gr1" draw:text-style-name="P1" draw:layer="layout" svg:width="6.35cm" svg:height="0.317cm" svg:x="15.24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15.87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19.68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15.87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15.87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16.192cm" svg:y1="43.815cm" svg:x2="15.875cm" svg:y2="43.497cm">
              <text:p/>
            </draw:line>
            <draw:line draw:style-name="gr6" draw:text-style-name="P1" draw:layer="layout" svg:x1="16.827cm" svg:y1="43.815cm" svg:x2="17.145cm" svg:y2="43.497cm">
              <text:p/>
            </draw:line>
            <draw:line draw:style-name="gr6" draw:text-style-name="P1" draw:layer="layout" svg:x1="15.875cm" svg:y1="43.497cm" svg:x2="16.51cm" svg:y2="42.545cm">
              <text:p/>
            </draw:line>
            <draw:line draw:style-name="gr6" draw:text-style-name="P1" draw:layer="layout" svg:x1="17.145cm" svg:y1="43.497cm" svg:x2="16.51cm" svg:y2="42.545cm">
              <text:p/>
            </draw:line>
            <draw:line draw:style-name="gr6" draw:text-style-name="P1" draw:layer="layout" svg:x1="16.51cm" svg:y1="42.545cm" svg:x2="16.51cm" svg:y2="41.91cm">
              <text:p/>
            </draw:line>
          </draw:g>
        </draw:g>
        <draw:g>
          <draw:custom-shape draw:style-name="gr1" draw:text-style-name="P1" draw:layer="layout" svg:width="6.35cm" svg:height="0.317cm" svg:x="22.86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23.495cm" svg:y="45.7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1.27cm" svg:height="0.952cm" svg:x="27.30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27.30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27.622cm" svg:y1="43.815cm" svg:x2="27.305cm" svg:y2="43.497cm">
              <text:p/>
            </draw:line>
            <draw:line draw:style-name="gr6" draw:text-style-name="P1" draw:layer="layout" svg:x1="28.257cm" svg:y1="43.815cm" svg:x2="28.575cm" svg:y2="43.497cm">
              <text:p/>
            </draw:line>
            <draw:line draw:style-name="gr6" draw:text-style-name="P1" draw:layer="layout" svg:x1="27.305cm" svg:y1="43.497cm" svg:x2="27.94cm" svg:y2="42.545cm">
              <text:p/>
            </draw:line>
            <draw:line draw:style-name="gr6" draw:text-style-name="P1" draw:layer="layout" svg:x1="28.575cm" svg:y1="43.497cm" svg:x2="27.94cm" svg:y2="42.545cm">
              <text:p/>
            </draw:line>
            <draw:line draw:style-name="gr6" draw:text-style-name="P1" draw:layer="layout" svg:x1="27.94cm" svg:y1="42.545cm" svg:x2="27.94cm" svg:y2="41.91cm">
              <text:p/>
            </draw:line>
          </draw:g>
          <draw:custom-shape draw:style-name="gr3" draw:text-style-name="P1" draw:layer="layout" svg:width="1.27cm" svg:height="1.27cm" svg:x="27.30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6.35cm" svg:height="0.317cm" svg:x="34.29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34.925cm" svg:y="31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38.73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36.83cm" svg:y="28.57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36.83cm" svg:y="29.21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37.147cm" svg:y1="29.845cm" svg:x2="36.83cm" svg:y2="29.527cm">
              <text:p/>
            </draw:line>
            <draw:line draw:style-name="gr6" draw:text-style-name="P1" draw:layer="layout" svg:x1="37.782cm" svg:y1="29.845cm" svg:x2="38.1cm" svg:y2="29.527cm">
              <text:p/>
            </draw:line>
            <draw:line draw:style-name="gr6" draw:text-style-name="P1" draw:layer="layout" svg:x1="36.83cm" svg:y1="29.527cm" svg:x2="37.465cm" svg:y2="28.575cm">
              <text:p/>
            </draw:line>
            <draw:line draw:style-name="gr6" draw:text-style-name="P1" draw:layer="layout" svg:x1="38.1cm" svg:y1="29.527cm" svg:x2="37.465cm" svg:y2="28.575cm">
              <text:p/>
            </draw:line>
            <draw:line draw:style-name="gr6" draw:text-style-name="P1" draw:layer="layout" svg:x1="37.465cm" svg:y1="28.575cm" svg:x2="37.465cm" svg:y2="27.94cm">
              <text:p/>
            </draw:line>
          </draw:g>
        </draw:g>
        <draw:g>
          <draw:custom-shape draw:style-name="gr1" draw:text-style-name="P1" draw:layer="layout" svg:width="6.35cm" svg:height="0.317cm" svg:x="30.48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31.11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34.92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31.11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31.11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31.432cm" svg:y1="43.815cm" svg:x2="31.115cm" svg:y2="43.497cm">
              <text:p/>
            </draw:line>
            <draw:line draw:style-name="gr6" draw:text-style-name="P1" draw:layer="layout" svg:x1="32.067cm" svg:y1="43.815cm" svg:x2="32.385cm" svg:y2="43.497cm">
              <text:p/>
            </draw:line>
            <draw:line draw:style-name="gr6" draw:text-style-name="P1" draw:layer="layout" svg:x1="31.115cm" svg:y1="43.497cm" svg:x2="31.75cm" svg:y2="42.545cm">
              <text:p/>
            </draw:line>
            <draw:line draw:style-name="gr6" draw:text-style-name="P1" draw:layer="layout" svg:x1="32.385cm" svg:y1="43.497cm" svg:x2="31.75cm" svg:y2="42.545cm">
              <text:p/>
            </draw:line>
            <draw:line draw:style-name="gr6" draw:text-style-name="P1" draw:layer="layout" svg:x1="31.75cm" svg:y1="42.545cm" svg:x2="31.75cm" svg:y2="41.91cm">
              <text:p/>
            </draw:line>
          </draw:g>
        </draw:g>
        <draw:g>
          <draw:custom-shape draw:style-name="gr1" draw:text-style-name="P1" draw:layer="layout" svg:width="6.35cm" svg:height="0.317cm" svg:x="38.1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38.73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42.54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42.54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42.54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42.862cm" svg:y1="43.815cm" svg:x2="42.545cm" svg:y2="43.497cm">
              <text:p/>
            </draw:line>
            <draw:line draw:style-name="gr6" draw:text-style-name="P1" draw:layer="layout" svg:x1="43.497cm" svg:y1="43.815cm" svg:x2="43.815cm" svg:y2="43.497cm">
              <text:p/>
            </draw:line>
            <draw:line draw:style-name="gr6" draw:text-style-name="P1" draw:layer="layout" svg:x1="42.545cm" svg:y1="43.497cm" svg:x2="43.18cm" svg:y2="42.545cm">
              <text:p/>
            </draw:line>
            <draw:line draw:style-name="gr6" draw:text-style-name="P1" draw:layer="layout" svg:x1="43.815cm" svg:y1="43.497cm" svg:x2="43.18cm" svg:y2="42.545cm">
              <text:p/>
            </draw:line>
            <draw:line draw:style-name="gr6" draw:text-style-name="P1" draw:layer="layout" svg:x1="43.18cm" svg:y1="42.545cm" svg:x2="43.18cm" svg:y2="41.91cm">
              <text:p/>
            </draw:line>
          </draw:g>
        </draw:g>
        <draw:g>
          <draw:custom-shape draw:style-name="gr1" draw:text-style-name="P1" draw:layer="layout" svg:width="6.35cm" svg:height="0.317cm" svg:x="49.53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50.165cm" svg:y="31.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1.27cm" svg:height="0.952cm" svg:x="53.975cm" svg:y="31.11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53.975cm" svg:y="31.7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54.292cm" svg:y1="32.385cm" svg:x2="53.975cm" svg:y2="32.067cm">
              <text:p/>
            </draw:line>
            <draw:line draw:style-name="gr6" draw:text-style-name="P1" draw:layer="layout" svg:x1="54.927cm" svg:y1="32.385cm" svg:x2="55.245cm" svg:y2="32.067cm">
              <text:p/>
            </draw:line>
            <draw:line draw:style-name="gr6" draw:text-style-name="P1" draw:layer="layout" svg:x1="53.975cm" svg:y1="32.067cm" svg:x2="54.61cm" svg:y2="31.115cm">
              <text:p/>
            </draw:line>
            <draw:line draw:style-name="gr6" draw:text-style-name="P1" draw:layer="layout" svg:x1="55.245cm" svg:y1="32.067cm" svg:x2="54.61cm" svg:y2="31.115cm">
              <text:p/>
            </draw:line>
            <draw:line draw:style-name="gr6" draw:text-style-name="P1" draw:layer="layout" svg:x1="54.61cm" svg:y1="31.115cm" svg:x2="54.61cm" svg:y2="27.94cm">
              <text:p/>
            </draw:line>
          </draw:g>
          <draw:custom-shape draw:style-name="gr3" draw:text-style-name="P1" draw:layer="layout" svg:width="1.27cm" svg:height="1.27cm" svg:x="53.97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6.35cm" svg:height="0.317cm" svg:x="45.72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46.35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50.16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50.16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50.16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50.482cm" svg:y1="43.815cm" svg:x2="50.165cm" svg:y2="43.497cm">
              <text:p/>
            </draw:line>
            <draw:line draw:style-name="gr6" draw:text-style-name="P1" draw:layer="layout" svg:x1="51.117cm" svg:y1="43.815cm" svg:x2="51.435cm" svg:y2="43.497cm">
              <text:p/>
            </draw:line>
            <draw:line draw:style-name="gr6" draw:text-style-name="P1" draw:layer="layout" svg:x1="50.165cm" svg:y1="43.497cm" svg:x2="50.8cm" svg:y2="42.545cm">
              <text:p/>
            </draw:line>
            <draw:line draw:style-name="gr6" draw:text-style-name="P1" draw:layer="layout" svg:x1="51.435cm" svg:y1="43.497cm" svg:x2="50.8cm" svg:y2="42.545cm">
              <text:p/>
            </draw:line>
            <draw:line draw:style-name="gr6" draw:text-style-name="P1" draw:layer="layout" svg:x1="50.8cm" svg:y1="42.545cm" svg:x2="50.8cm" svg:y2="41.91cm">
              <text:p/>
            </draw:line>
          </draw:g>
        </draw:g>
        <draw:g>
          <draw:custom-shape draw:style-name="gr1" draw:text-style-name="P1" draw:layer="layout" svg:width="6.35cm" svg:height="0.317cm" svg:x="53.34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53.975cm" svg:y="45.7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1.27cm" svg:height="0.952cm" svg:x="57.78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57.78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58.102cm" svg:y1="43.815cm" svg:x2="57.785cm" svg:y2="43.497cm">
              <text:p/>
            </draw:line>
            <draw:line draw:style-name="gr6" draw:text-style-name="P1" draw:layer="layout" svg:x1="58.737cm" svg:y1="43.815cm" svg:x2="59.055cm" svg:y2="43.497cm">
              <text:p/>
            </draw:line>
            <draw:line draw:style-name="gr6" draw:text-style-name="P1" draw:layer="layout" svg:x1="57.785cm" svg:y1="43.497cm" svg:x2="58.42cm" svg:y2="42.545cm">
              <text:p/>
            </draw:line>
            <draw:line draw:style-name="gr6" draw:text-style-name="P1" draw:layer="layout" svg:x1="59.055cm" svg:y1="43.497cm" svg:x2="58.42cm" svg:y2="42.545cm">
              <text:p/>
            </draw:line>
            <draw:line draw:style-name="gr6" draw:text-style-name="P1" draw:layer="layout" svg:x1="58.42cm" svg:y1="42.545cm" svg:x2="58.42cm" svg:y2="41.91cm">
              <text:p/>
            </draw:line>
          </draw:g>
          <draw:custom-shape draw:style-name="gr3" draw:text-style-name="P1" draw:layer="layout" svg:width="1.27cm" svg:height="1.27cm" svg:x="57.785cm" svg:y="43.1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6.35cm" svg:height="0.317cm" svg:x="26.67cm" svg:y="5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27.305cm" svg:y="3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31.115cm" svg:y="3.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29.21cm" svg:y="0.63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29.21cm" svg:y="1.27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29.527cm" svg:y1="1.905cm" svg:x2="29.21cm" svg:y2="1.587cm">
              <text:p/>
            </draw:line>
            <draw:line draw:style-name="gr6" draw:text-style-name="P1" draw:layer="layout" svg:x1="30.162cm" svg:y1="1.905cm" svg:x2="30.48cm" svg:y2="1.587cm">
              <text:p/>
            </draw:line>
            <draw:line draw:style-name="gr6" draw:text-style-name="P1" draw:layer="layout" svg:x1="29.21cm" svg:y1="1.587cm" svg:x2="29.845cm" svg:y2="0.635cm">
              <text:p/>
            </draw:line>
            <draw:line draw:style-name="gr6" draw:text-style-name="P1" draw:layer="layout" svg:x1="30.48cm" svg:y1="1.587cm" svg:x2="29.845cm" svg:y2="0.635cm">
              <text:p/>
            </draw:line>
            <draw:line draw:style-name="gr6" draw:text-style-name="P1" draw:layer="layout" svg:x1="29.845cm" svg:y1="0.635cm" svg:x2="29.845cm" svg:y2="0cm">
              <text:p/>
            </draw:line>
          </draw:g>
        </draw:g>
        <draw:g>
          <draw:custom-shape draw:style-name="gr1" draw:text-style-name="P1" draw:layer="layout" svg:width="6.35cm" svg:height="0.317cm" svg:x="11.43cm" svg:y="18.7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12.065cm" svg:y="17.46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15.875cm" svg:y="17.46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12.065cm" svg:y="14.287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12.065cm" svg:y="14.922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12.382cm" svg:y1="15.557cm" svg:x2="12.065cm" svg:y2="15.239cm">
              <text:p/>
            </draw:line>
            <draw:line draw:style-name="gr6" draw:text-style-name="P1" draw:layer="layout" svg:x1="13.017cm" svg:y1="15.557cm" svg:x2="13.335cm" svg:y2="15.239cm">
              <text:p/>
            </draw:line>
            <draw:line draw:style-name="gr6" draw:text-style-name="P1" draw:layer="layout" svg:x1="12.065cm" svg:y1="15.239cm" svg:x2="12.7cm" svg:y2="14.287cm">
              <text:p/>
            </draw:line>
            <draw:line draw:style-name="gr6" draw:text-style-name="P1" draw:layer="layout" svg:x1="13.335cm" svg:y1="15.239cm" svg:x2="12.7cm" svg:y2="14.287cm">
              <text:p/>
            </draw:line>
            <draw:line draw:style-name="gr6" draw:text-style-name="P1" draw:layer="layout" svg:x1="12.7cm" svg:y1="14.287cm" svg:x2="12.7cm" svg:y2="13.652cm">
              <text:p/>
            </draw:line>
          </draw:g>
        </draw:g>
        <draw:g>
          <draw:custom-shape draw:style-name="gr1" draw:text-style-name="P1" draw:layer="layout" svg:width="6.35cm" svg:height="0.317cm" svg:x="41.91cm" svg:y="18.7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42.545cm" svg:y="17.46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46.355cm" svg:y="17.46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46.355cm" svg:y="14.287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46.355cm" svg:y="14.922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46.672cm" svg:y1="15.557cm" svg:x2="46.355cm" svg:y2="15.239cm">
              <text:p/>
            </draw:line>
            <draw:line draw:style-name="gr6" draw:text-style-name="P1" draw:layer="layout" svg:x1="47.307cm" svg:y1="15.557cm" svg:x2="47.625cm" svg:y2="15.239cm">
              <text:p/>
            </draw:line>
            <draw:line draw:style-name="gr6" draw:text-style-name="P1" draw:layer="layout" svg:x1="46.355cm" svg:y1="15.239cm" svg:x2="46.99cm" svg:y2="14.287cm">
              <text:p/>
            </draw:line>
            <draw:line draw:style-name="gr6" draw:text-style-name="P1" draw:layer="layout" svg:x1="47.625cm" svg:y1="15.239cm" svg:x2="46.99cm" svg:y2="14.287cm">
              <text:p/>
            </draw:line>
            <draw:line draw:style-name="gr6" draw:text-style-name="P1" draw:layer="layout" svg:x1="46.99cm" svg:y1="14.287cm" svg:x2="46.99cm" svg:y2="13.652cm">
              <text:p/>
            </draw:line>
          </draw:g>
        </draw:g>
        <draw:line draw:style-name="gr7" draw:text-style-name="P1" draw:layer="layout" svg:x1="26.67cm" svg:y1="6.35cm" svg:x2="17.78cm" svg:y2="12.7cm">
          <text:p/>
        </draw:line>
        <draw:line draw:style-name="gr7" draw:text-style-name="P1" draw:layer="layout" svg:x1="33.02cm" svg:y1="6.35cm" svg:x2="41.91cm" svg:y2="12.7cm">
          <text:p/>
        </draw:line>
        <draw:line draw:style-name="gr7" draw:text-style-name="P1" draw:layer="layout" svg:x1="12.7cm" svg:y1="20.32cm" svg:x2="7.62cm" svg:y2="26.67cm">
          <text:p/>
        </draw:line>
        <draw:line draw:style-name="gr7" draw:text-style-name="P1" draw:layer="layout" svg:x1="16.51cm" svg:y1="20.218cm" svg:x2="21.59cm" svg:y2="26.67cm">
          <text:p/>
        </draw:line>
        <draw:line draw:style-name="gr7" draw:text-style-name="P1" draw:layer="layout" svg:x1="43.18cm" svg:y1="20.422cm" svg:x2="38.1cm" svg:y2="26.67cm">
          <text:p/>
        </draw:line>
        <draw:line draw:style-name="gr7" draw:text-style-name="P1" draw:layer="layout" svg:x1="46.99cm" svg:y1="20.32cm" svg:x2="52.07cm" svg:y2="26.67cm">
          <text:p/>
        </draw:line>
        <draw:line draw:style-name="gr8" draw:text-style-name="P1" draw:layer="layout" svg:x1="5.08cm" svg:y1="34.29cm" svg:x2="3.81cm" svg:y2="40.64cm">
          <text:p/>
        </draw:line>
        <draw:line draw:style-name="gr8" draw:text-style-name="P1" draw:layer="layout" svg:x1="8.89cm" svg:y1="34.29cm" svg:x2="10.16cm" svg:y2="40.64cm">
          <text:p/>
        </draw:line>
        <draw:line draw:style-name="gr8" draw:text-style-name="P1" draw:layer="layout" svg:x1="20.32cm" svg:y1="34.29cm" svg:x2="19.05cm" svg:y2="40.64cm">
          <text:p/>
        </draw:line>
        <draw:line draw:style-name="gr8" draw:text-style-name="P1" draw:layer="layout" svg:x1="24.13cm" svg:y1="34.29cm" svg:x2="25.4cm" svg:y2="40.64cm">
          <text:p/>
        </draw:line>
        <draw:line draw:style-name="gr8" draw:text-style-name="P1" draw:layer="layout" svg:x1="35.56cm" svg:y1="34.29cm" svg:x2="34.29cm" svg:y2="40.64cm">
          <text:p/>
        </draw:line>
        <draw:line draw:style-name="gr8" draw:text-style-name="P1" draw:layer="layout" svg:x1="39.37cm" svg:y1="34.29cm" svg:x2="40.64cm" svg:y2="40.64cm">
          <text:p/>
        </draw:line>
        <draw:line draw:style-name="gr8" draw:text-style-name="P1" draw:layer="layout" svg:x1="50.8cm" svg:y1="34.29cm" svg:x2="49.53cm" svg:y2="40.64cm">
          <text:p/>
        </draw:line>
        <draw:line draw:style-name="gr8" draw:text-style-name="P1" draw:layer="layout" svg:x1="54.61cm" svg:y1="34.29cm" svg:x2="55.88cm" svg:y2="40.64cm">
          <text:p/>
        </draw:line>
        <draw:frame draw:style-name="gr9" draw:text-style-name="P2" draw:layer="layout" svg:width="11.128cm" svg:height="2.296cm" svg:x="38.1cm" svg:y="6.594cm">
          <draw:text-box>
            <text:p text:style-name="P2"><text:span text:style-name="T1">move-right</text:span></text:p>
          </draw:text-box>
        </draw:frame>
        <draw:frame draw:style-name="gr9" draw:text-style-name="P2" draw:layer="layout" svg:width="10.065cm" svg:height="2.296cm" svg:x="11.207cm" svg:y="6.667cm">
          <draw:text-box>
            <text:p text:style-name="P2"><text:span text:style-name="T1">move-left</text:span></text:p>
          </draw:text-box>
        </draw:frame>
        <draw:frame draw:style-name="gr9" draw:text-style-name="P2" draw:layer="layout" svg:width="11.128cm" svg:height="2.296cm" svg:x="19.034cm" svg:y="20.246cm">
          <draw:text-box>
            <text:p text:style-name="P2"><text:span text:style-name="T1">move-right</text:span></text:p>
          </draw:text-box>
        </draw:frame>
        <draw:frame draw:style-name="gr9" draw:text-style-name="P2" draw:layer="layout" svg:width="10.065cm" svg:height="2.296cm" svg:x="31.481cm" svg:y="20.32cm">
          <draw:text-box>
            <text:p text:style-name="P2"><text:span text:style-name="T1">move-left</text:span></text:p>
          </draw:text-box>
        </draw:frame>
        <draw:frame draw:style-name="gr10" draw:text-style-name="P2" draw:layer="layout" svg:width="5.815cm" svg:height="2.464cm" svg:x="4.127cm" svg:y="20.32cm">
          <draw:text-box>
            <text:p text:style-name="P2"><text:span text:style-name="T1">reach</text:span></text:p>
          </draw:text-box>
        </draw:frame>
        <draw:frame draw:style-name="gr10" draw:text-style-name="P2" draw:layer="layout" svg:width="5.815cm" svg:height="2.464cm" svg:x="49.747cm" svg:y="20.396cm">
          <draw:text-box>
            <text:p text:style-name="P2"><text:span text:style-name="T1">reach</text:span></text:p>
          </draw:text-box>
        </draw:frame>
        <draw:line draw:style-name="gr11" draw:text-style-name="P1" draw:layer="layout" svg:x1="33.02cm" svg:y1="6.35cm" svg:x2="41.91cm" svg:y2="12.7cm">
          <text:p/>
        </draw:line>
        <draw:line draw:style-name="gr11" draw:text-style-name="P1" draw:layer="layout" svg:x1="46.99cm" svg:y1="20.32cm" svg:x2="52.07cm" svg:y2="26.67cm">
          <text:p/>
        </draw:line>
        <draw:line draw:style-name="gr11" draw:text-style-name="P1" draw:layer="layout" svg:x1="54.61cm" svg:y1="34.29cm" svg:x2="55.88cm" svg:y2="40.64cm">
          <text:p/>
        </draw:line>
        <draw:line draw:style-name="gr12" draw:text-style-name="P1" draw:layer="layout" svg:x1="26.67cm" svg:y1="6.35cm" svg:x2="17.78cm" svg:y2="12.7cm">
          <text:p/>
        </draw:line>
        <draw:line draw:style-name="gr12" draw:text-style-name="P1" draw:layer="layout" svg:x1="43.18cm" svg:y1="20.32cm" svg:x2="38.1cm" svg:y2="26.67cm">
          <text:p/>
        </draw:line>
        <draw:line draw:style-name="gr13" draw:text-style-name="P1" draw:layer="layout" svg:x1="12.7cm" svg:y1="20.32cm" svg:x2="7.62cm" svg:y2="26.67cm">
          <text:p/>
        </draw:line>
        <draw:line draw:style-name="gr13" draw:text-style-name="P1" draw:layer="layout" svg:x1="35.56cm" svg:y1="34.29cm" svg:x2="34.29cm" svg:y2="40.64cm">
          <text:p/>
        </draw:line>
        <draw:line draw:style-name="gr13" draw:text-style-name="P1" draw:layer="layout" svg:x1="39.37cm" svg:y1="34.29cm" svg:x2="40.64cm" svg:y2="40.64cm">
          <text:p/>
        </draw:line>
        <draw:line draw:style-name="gr12" draw:text-style-name="P1" draw:layer="layout" svg:x1="50.8cm" svg:y1="34.29cm" svg:x2="49.53cm" svg:y2="40.64cm">
          <text:p/>
        </draw:line>
        <draw:line draw:style-name="gr14" draw:text-style-name="P1" draw:layer="layout" svg:x1="24.13cm" svg:y1="34.289cm" svg:x2="25.4cm" svg:y2="40.64cm">
          <text:p/>
        </draw:line>
        <draw:line draw:style-name="gr14" draw:text-style-name="P1" draw:layer="layout" svg:x1="20.32cm" svg:y1="34.29cm" svg:x2="19.05cm" svg:y2="40.64cm">
          <text:p/>
        </draw:line>
        <draw:line draw:style-name="gr14" draw:text-style-name="P1" draw:layer="layout" svg:x1="8.89cm" svg:y1="34.289cm" svg:x2="10.16cm" svg:y2="40.64cm">
          <text:p/>
        </draw:line>
        <draw:line draw:style-name="gr14" draw:text-style-name="P1" draw:layer="layout" svg:x1="5.08cm" svg:y1="34.289cm" svg:x2="3.81cm" svg:y2="40.64cm">
          <text:p/>
        </draw:line>
        <draw:line draw:style-name="gr13" draw:text-style-name="P1" draw:layer="layout" svg:x1="16.51cm" svg:y1="20.319cm" svg:x2="21.59cm" svg:y2="26.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69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6-21T15:18:48</meta:creation-date>
    <dc:date>2012-06-21T21:56:14</dc:date>
    <dc:creator>neptune </dc:creator>
    <meta:editing-duration>PT4H51M7S</meta:editing-duration>
    <meta:editing-cycles>14</meta:editing-cycles>
    <meta:generator>LibreOffice/3.5$Linux_X86_64 LibreOffice_project/350m1$Build-2</meta:generator>
    <meta:document-statistic meta:object-count="214"/>
  </office:meta>
</office:document-meta>
</file>